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9abcd" officeooo:paragraph-rsid="0029abcd"/>
    </style:style>
    <style:style style:name="P2" style:family="paragraph" style:parent-style-name="Heading_20_1" style:master-page-name="Right_20_Page">
      <style:paragraph-properties style:page-number="auto"/>
      <style:text-properties officeooo:rsid="0029abcd" officeooo:paragraph-rsid="0029abcd"/>
    </style:style>
    <style:style style:name="P3" style:family="paragraph" style:parent-style-name="Heading_20_3">
      <style:text-properties officeooo:rsid="0020266d" officeooo:paragraph-rsid="0028c58c"/>
    </style:style>
    <style:style style:name="T1" style:family="text">
      <style:text-properties officeooo:rsid="0029abc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Baby Bumblebee</text:h>
      <text:h text:style-name="Heading_20_2" text:outline-level="2">(<text:span text:style-name="T1">Traditional</text:span>)</text:h>
      <text:h text:style-name="Heading_20_3" text:outline-level="3">[VERSE 1]</text:h>
      <text:p text:style-name="Text_20_body">G <text:s text:c="18"/>C <text:s text:c="3"/>G</text:p>
      <text:p text:style-name="P1">I'm bringing home a baby bumblebee.</text:p>
      <text:p text:style-name="P1">D <text:s text:c="6"/>G <text:s text:c="4"/>D</text:p>
      <text:p text:style-name="P1">Wont my mommy be so proud of me?</text:p>
      <text:p text:style-name="P1">G <text:s text:c="18"/>C <text:s text:c="3"/>G</text:p>
      <text:p text:style-name="P1">I'm bringing home a baby bumblebee.</text:p>
      <text:p text:style-name="P1"/>
      <text:p text:style-name="P1">(spoken) Ouch! He stung me!</text:p>
      <text:h text:style-name="Heading_20_3" text:outline-level="3">[VERSE 2]</text:h>
      <text:p text:style-name="P1">G <text:s text:c="18"/>C <text:s text:c="3"/>G</text:p>
      <text:p text:style-name="P1">I'm squishing up my baby bumblebee.</text:p>
      <text:p text:style-name="P1">D <text:s text:c="6"/>G <text:s text:c="4"/>D</text:p>
      <text:p text:style-name="P1">Wont my mommy be so proud of me?</text:p>
      <text:p text:style-name="P1">G <text:s text:c="18"/>C <text:s text:c="3"/>G</text:p>
      <text:p text:style-name="P1">I'm squishing up my baby bumblebee.</text:p>
      <text:p text:style-name="P1"/>
      <text:p text:style-name="P1">(spoken) Eew! It's all over me!</text:p>
      <text:h text:style-name="Heading_20_3" text:outline-level="3">[VERSE 3]</text:h>
      <text:p text:style-name="P1">G <text:s text:c="16"/>C <text:s text:c="3"/>G</text:p>
      <text:p text:style-name="P1">I'm wiping off my baby bumblebee.</text:p>
      <text:p text:style-name="P1">D <text:s text:c="6"/>G <text:s text:c="4"/>D</text:p>
      <text:p text:style-name="P1">Wont my mommy be so proud of me?</text:p>
      <text:p text:style-name="P1">G <text:s text:c="16"/>C <text:s text:c="3"/>G</text:p>
      <text:p text:style-name="P1">I'm wiping off my baby bumblebee.</text:p>
      <text:p text:style-name="P1"/>
      <text:p text:style-name="P1">(spoken) Look! All clean!</text:p>
      <text:h text:style-name="P3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6H50M8S</meta:editing-duration>
    <meta:editing-cycles>29</meta:editing-cycles>
    <meta:generator>LibreOffice/5.2.7.2$MacOSX_X86_64 LibreOffice_project/2b7f1e640c46ceb28adf43ee075a6e8b8439ed10</meta:generator>
    <dc:title>Lyrics + Chords</dc:title>
    <dc:date>2017-08-01T10:51:05.792137000</dc:date>
    <meta:print-date>2017-04-03T12:23:29.985893000</meta:print-date>
    <meta:document-statistic meta:table-count="0" meta:image-count="0" meta:object-count="0" meta:page-count="1" meta:paragraph-count="26" meta:word-count="111" meta:character-count="636" meta:non-whitespace-character-count="399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